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9a5d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Burger Veggie: Portobello Glacé au Balsamique</text:h>
      <text:h text:style-name="Heading_20_4" text:outline-level="4">avec des potatoes &amp; de l'aïoli</text:h>
      <text:p text:style-name="Text_20_body"><text:span text:style-name="Strong_20_Emphasis">Famille Veggie A faire rapidement</text:span></text:p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30-40 min</text:p>
        </text:list-item>
        <text:list-item>
          <text:p text:style-name="P2"><text:span text:style-name="Strong_20_Emphasis">À table dans</text:span>: 45-6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Plaque de cuisson recouverte de papier sulfurisé</text:p>
        </text:list-item>
        <text:list-item>
          <text:p text:style-name="P5">Bol</text:p>
        </text:list-item>
        <text:list-item>
          <text:p text:style-name="P5">Poêle avec couvercle</text:p>
        </text:list-item>
        <text:list-item>
          <text:p text:style-name="P5">Spatule</text:p>
        </text:list-item>
        <text:list-item>
          <text:p text:style-name="P4">Poê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Pommes de terre</text:span> : 500 g</text:p>
        </text:list-item>
        <text:list-item>
          <text:p text:style-name="P8"><text:span text:style-name="Strong_20_Emphasis">Épices italiennes</text:span> : 1 sachet(s)</text:p>
        </text:list-item>
        <text:list-item>
          <text:p text:style-name="P8"><text:span text:style-name="Strong_20_Emphasis">Portobello</text:span> : 2 pièce(s)</text:p>
        </text:list-item>
        <text:list-item>
          <text:p text:style-name="P8"><text:span text:style-name="Strong_20_Emphasis">Oignon</text:span> : 1 pièce(s)</text:p>
        </text:list-item>
        <text:list-item>
          <text:p text:style-name="P8"><text:span text:style-name="Strong_20_Emphasis">Pecorino râpé</text:span> : 40 g</text:p>
        </text:list-item>
        <text:list-item>
          <text:p text:style-name="P8"><text:span text:style-name="Strong_20_Emphasis">Pain burger</text:span> : 2 pièce(s)</text:p>
        </text:list-item>
        <text:list-item>
          <text:p text:style-name="P8"><text:span text:style-name="Strong_20_Emphasis">Aïoli</text:span> : 60 g</text:p>
        </text:list-item>
        <text:list-item>
          <text:p text:style-name="P8"><text:span text:style-name="Strong_20_Emphasis">Salade</text:span> : 1 sachet(s)</text:p>
        </text:list-item>
        <text:list-item>
          <text:p text:style-name="P8"><text:span text:style-name="Strong_20_Emphasis">Huile d'olive</text:span> : 2 cs</text:p>
        </text:list-item>
        <text:list-item>
          <text:p text:style-name="P8"><text:span text:style-name="Strong_20_Emphasis">Vinaigre balsamique noir</text:span> : 2 cs</text:p>
        </text:list-item>
        <text:list-item>
          <text:p text:style-name="P8"><text:span text:style-name="Strong_20_Emphasis">Sucre</text:span> : 1 cc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Mise en place :</text:h>
      <text:list text:style-name="L5">
        <text:list-item>
          <text:p text:style-name="P10">Préchauffez le four à 230°C (210°C chaleur tournante).</text:p>
        </text:list-item>
        <text:list-item>
          <text:p text:style-name="P10"><text:soft-page-break/>Lavez et coupez les pommes de terre en potatoes de 1.5 cm environ.</text:p>
        </text:list-item>
        <text:list-item>
          <text:p text:style-name="P10">Nettoyez les portobellos avec un essuie-tout humide et ôtez-en le pied.</text:p>
        </text:list-item>
        <text:list-item>
          <text:p text:style-name="P9">Coupez l'oignon en fines demi-lunes.</text:p>
        </text:list-item>
      </text:list>
      <text:h text:style-name="Heading_20_4" text:outline-level="4">Cuisson des potatoes :</text:h>
      <text:list text:style-name="L6">
        <text:list-item>
          <text:p text:style-name="P12">Sur une plaque recouverte de papier sulfurisé, mélangez les pommes de terre avec les épices italiennes, un filet d'huile d'olive, du sel et du poivre.</text:p>
        </text:list-item>
        <text:list-item>
          <text:p text:style-name="P11">Enfournez-les 25-30 min, ou jusqu'à ce qu'elles soient dorées et que la pointe d'un couteau y rentre facilement. Remuez à mi-cuisson.</text:p>
        </text:list-item>
      </text:list>
      <text:h text:style-name="Heading_20_4" text:outline-level="4">Caraméliser l'oignon :</text:h>
      <text:list text:style-name="L7">
        <text:list-item>
          <text:p text:style-name="P14">Dans un bol, mélangez le vinaigre balsamique avec le sucre, une pincée de sel et de poivre, 1 cs d'eau par personne et le reste des épices italiennes.</text:p>
        </text:list-item>
        <text:list-item>
          <text:p text:style-name="P14">Lorsqu'il reste 10-15 min de cuisson aux potatoes, faites chauffer un généreux filet d'huile d'olive dans une poêle à feu moyen.</text:p>
        </text:list-item>
        <text:list-item>
          <text:p text:style-name="P13">Faites-y dorer l'oignon 8-12 min, ou jusqu'à ce qu'il soit bien coloré. Veillez à ce qu'il ne brûle pas. Salez, poivrez et réservez-le hors de la poêle sur de l'essuie-tout.</text:p>
        </text:list-item>
      </text:list>
      <text:h text:style-name="Heading_20_4" text:outline-level="4">Cuire les portobellos :</text:h>
      <text:list text:style-name="L8">
        <text:list-item>
          <text:p text:style-name="P16">Faites chauffer un filet d'huile d'olive dans une autre poêle à feu moyen-vif.</text:p>
        </text:list-item>
        <text:list-item>
          <text:p text:style-name="P16">Faites-y dorer les portobellos 7-12 min côté creux vers le bas, en les pressant délicatement avec une spatule.</text:p>
        </text:list-item>
        <text:list-item>
          <text:p text:style-name="P16">Retournez-les et garnissez-les de pecorino râpé.</text:p>
        </text:list-item>
        <text:list-item>
          <text:p text:style-name="P15">Retirez la poêle du feu, déglacez avec la majorité du mélange au vinaigre balsamique, couvrez immédiatement et laissez cuire jusqu'au service.</text:p>
        </text:list-item>
      </text:list>
      <text:h text:style-name="Heading_20_4" text:outline-level="4">Enfourner les pains :</text:h>
      <text:list text:style-name="L9">
        <text:list-item>
          <text:p text:style-name="P18">Ouvrez les pains burger.</text:p>
        </text:list-item>
        <text:list-item>
          <text:p text:style-name="P17">Enfournez-les 2-4 min à côté des potatoes, ou jusqu'à ce qu'ils soient bien chauds et légèrement dorés.</text:p>
        </text:list-item>
      </text:list>
      <text:h text:style-name="Heading_20_4" text:outline-level="4">Garnir les burgers :</text:h>
      <text:list text:style-name="L10">
        <text:list-item>
          <text:p text:style-name="P20">Étalez la moitié de l'aïoli sur la base des pains burger.</text:p>
        </text:list-item>
        <text:list-item>
          <text:p text:style-name="P20">Ajoutez quelques feuilles de salade et les portobellos, côté creux vers le haut.</text:p>
        </text:list-item>
        <text:list-item>
          <text:p text:style-name="P19">Disposez l'oignon caramélisé par-dessus.</text:p>
        </text:list-item>
      </text:list>
      <text:h text:style-name="Heading_20_4" text:outline-level="4">Finir et servir :</text:h>
      <text:list text:style-name="L11">
        <text:list-item>
          <text:p text:style-name="P22">Servez les burgers dans les assiettes.</text:p>
        </text:list-item>
        <text:list-item>
          <text:p text:style-name="P22">Ajoutez les potatoes à côté et servez le reste d'aïoli dans un petit bol.</text:p>
        </text:list-item>
        <text:list-item>
          <text:p text:style-name="P21">Mélangez la salade avec le reste de sauce au vinaigre balsamique et servez-la à côté des burgers.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12">
        <text:list-item>
          <text:p text:style-name="P24"><text:soft-page-break/><text:span text:style-name="Strong_20_Emphasis">Énergie (kJ/kcal)</text:span> : 3745/895</text:p>
        </text:list-item>
        <text:list-item>
          <text:p text:style-name="P24"><text:span text:style-name="Strong_20_Emphasis">Lipides total (g)</text:span> : 44</text:p>
        </text:list-item>
        <text:list-item>
          <text:p text:style-name="P24"><text:span text:style-name="Strong_20_Emphasis">Dont saturés (g)</text:span> : 10,0</text:p>
        </text:list-item>
        <text:list-item>
          <text:p text:style-name="P24"><text:span text:style-name="Strong_20_Emphasis">Glucides (g)</text:span> : 100</text:p>
        </text:list-item>
        <text:list-item>
          <text:p text:style-name="P24"><text:span text:style-name="Strong_20_Emphasis">Dont sucres (g)</text:span> : 18,1</text:p>
        </text:list-item>
        <text:list-item>
          <text:p text:style-name="P24"><text:span text:style-name="Strong_20_Emphasis">Fibres (g)</text:span> : 10</text:p>
        </text:list-item>
        <text:list-item>
          <text:p text:style-name="P24"><text:span text:style-name="Strong_20_Emphasis">Protéines (g)</text:span> : 22</text:p>
        </text:list-item>
        <text:list-item>
          <text:p text:style-name="P23"><text:span text:style-name="Strong_20_Emphasis">Sel (g)</text:span> : 2,7</text:p>
        </text:list-item>
      </text:list>
      <text:p text:style-name="Text_20_body"><text:span text:style-name="Strong_20_Emphasis">Pour 100 g :</text:span></text:p>
      <text:list text:style-name="L13">
        <text:list-item>
          <text:p text:style-name="P26"><text:span text:style-name="Strong_20_Emphasis">Énergie (kJ/kcal)</text:span> : 691/165</text:p>
        </text:list-item>
        <text:list-item>
          <text:p text:style-name="P26"><text:span text:style-name="Strong_20_Emphasis">Lipides total (g)</text:span> : 8</text:p>
        </text:list-item>
        <text:list-item>
          <text:p text:style-name="P26"><text:span text:style-name="Strong_20_Emphasis">Dont saturés (g)</text:span> : 1,8</text:p>
        </text:list-item>
        <text:list-item>
          <text:p text:style-name="P26"><text:span text:style-name="Strong_20_Emphasis">Glucides (g)</text:span> : 18</text:p>
        </text:list-item>
        <text:list-item>
          <text:p text:style-name="P26"><text:span text:style-name="Strong_20_Emphasis">Dont sucres (g)</text:span> : 3,3</text:p>
        </text:list-item>
        <text:list-item>
          <text:p text:style-name="P26"><text:span text:style-name="Strong_20_Emphasis">Fibres (g)</text:span> : 2</text:p>
        </text:list-item>
        <text:list-item>
          <text:p text:style-name="P26"><text:span text:style-name="Strong_20_Emphasis">Protéines (g)</text:span> : 4</text:p>
        </text:list-item>
        <text:list-item>
          <text:p text:style-name="P25"><text:span text:style-name="Strong_20_Emphasis">Sel (g)</text:span> : 0,5</text:p>
        </text:list-item>
      </text:list>
      <text:p text:style-name="Horizontal_20_Line"/>
      <text:h text:style-name="Heading_20_3" text:outline-level="3">Allergènes :</text:h>
      <text:list text:style-name="L14">
        <text:list-item>
          <text:p text:style-name="P28"><text:span text:style-name="Strong_20_Emphasis">Pain burger</text:span> : Peut contenir du gluten</text:p>
        </text:list-item>
        <text:list-item>
          <text:p text:style-name="P28"><text:span text:style-name="Strong_20_Emphasis">Pecorino râpé</text:span> : Contient du lait</text:p>
        </text:list-item>
        <text:list-item>
          <text:p text:style-name="P27"><text:span text:style-name="Strong_20_Emphasis">Aïoli</text:span> : Contient des œufs</text:p>
        </text:list-item>
      </text:list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M57S</meta:editing-duration>
    <meta:editing-cycles>2</meta:editing-cycles>
    <meta:generator>LibreOffice/7.6.7.2$Linux_X86_64 LibreOffice_project/60$Build-2</meta:generator>
    <meta:creation-date>2024-07-23T16:46:30.935660073</meta:creation-date>
    <dc:date>2024-07-23T16:49:27.191883471</dc:date>
    <meta:document-statistic meta:table-count="0" meta:image-count="0" meta:object-count="0" meta:page-count="3" meta:paragraph-count="79" meta:word-count="606" meta:character-count="3134" meta:non-whitespace-character-count="2667"/>
  </office:meta>
</office:document-meta>
</file>